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Ubuntu Condensed" fo:font-size="18pt" fo:font-weight="bold" officeooo:rsid="0007b28c" officeooo:paragraph-rsid="0007b28c" style:font-size-asian="18pt" style:font-weight-asian="bold" style:font-size-complex="18pt" style:font-weight-complex="bold"/>
    </style:style>
    <style:style style:name="P2" style:family="paragraph" style:parent-style-name="Header">
      <style:text-properties officeooo:rsid="0007b28c" officeooo:paragraph-rsid="0007b28c"/>
    </style:style>
    <style:style style:name="P3" style:family="paragraph" style:parent-style-name="Footer">
      <style:paragraph-properties fo:text-align="center" style:justify-single-word="false"/>
      <style:text-properties officeooo:rsid="000b8abe" officeooo:paragraph-rsid="000b8abe"/>
    </style:style>
    <style:style style:name="P4" style:family="paragraph" style:parent-style-name="Standard">
      <style:text-properties officeooo:rsid="0007b28c" officeooo:paragraph-rsid="0007b28c"/>
    </style:style>
    <style:style style:name="P5" style:family="paragraph" style:parent-style-name="Standard">
      <style:text-properties style:font-name="FreeSans" fo:font-size="14pt" officeooo:paragraph-rsid="0007b28c" style:font-size-asian="14pt" style:font-size-complex="14pt"/>
    </style:style>
    <style:style style:name="P6" style:family="paragraph" style:parent-style-name="Standard">
      <style:text-properties style:font-name="FreeSans" fo:font-size="14pt" officeooo:rsid="0007b28c" officeooo:paragraph-rsid="0007b28c" style:font-size-asian="14pt" style:font-size-complex="14pt"/>
    </style:style>
    <style:style style:name="P7" style:family="paragraph" style:parent-style-name="Standard" style:list-style-name="L1">
      <style:text-properties officeooo:paragraph-rsid="0007b28c"/>
    </style:style>
    <style:style style:name="P8" style:family="paragraph" style:parent-style-name="Standard" style:list-style-name="L1">
      <style:text-properties style:font-name="FreeSans" fo:font-size="14pt" officeooo:rsid="000ec32f" officeooo:paragraph-rsid="000ec32f" style:font-size-asian="14pt" style:font-size-complex="14pt"/>
    </style:style>
    <style:style style:name="P9" style:family="paragraph" style:parent-style-name="Standard" style:list-style-name="L1">
      <style:text-properties style:font-name="FreeSans" fo:font-size="14pt" officeooo:rsid="0011f703" officeooo:paragraph-rsid="0011f703" style:font-size-asian="14pt" style:font-size-complex="14pt"/>
    </style:style>
    <style:style style:name="P10" style:family="paragraph" style:parent-style-name="Standard" style:list-style-name="L1">
      <style:text-properties style:font-name="FreeSans" fo:font-size="14pt" officeooo:rsid="00136a3d" officeooo:paragraph-rsid="00136a3d" style:font-size-asian="14pt" style:font-size-complex="14pt"/>
    </style:style>
    <style:style style:name="P11" style:family="paragraph" style:parent-style-name="Standard" style:list-style-name="L1">
      <style:text-properties style:font-name="FreeSans" fo:font-size="14pt" officeooo:rsid="0007b28c" officeooo:paragraph-rsid="0013e6d2" style:font-size-asian="14pt" style:font-size-complex="14pt"/>
    </style:style>
    <style:style style:name="P12" style:family="paragraph" style:parent-style-name="Standard" style:list-style-name="L1">
      <style:text-properties style:font-name="FreeSans" fo:font-size="14pt" officeooo:rsid="0007b28c" officeooo:paragraph-rsid="0007b28c" style:font-size-asian="14pt" style:font-size-complex="14pt"/>
    </style:style>
    <style:style style:name="P13" style:family="paragraph" style:parent-style-name="Standard" style:list-style-name="L1">
      <style:text-properties style:font-name="FreeSans" fo:font-size="14pt" officeooo:rsid="0007b28c" officeooo:paragraph-rsid="001516ac" style:font-size-asian="14pt" style:font-size-complex="14pt"/>
    </style:style>
    <style:style style:name="P14" style:family="paragraph" style:parent-style-name="Standard">
      <style:text-properties style:font-name="FreeSans" fo:font-size="14pt" fo:font-style="italic" officeooo:rsid="000ec32f" officeooo:paragraph-rsid="000ec32f" style:font-size-asian="14pt" style:font-style-asian="italic" style:font-size-complex="14pt" style:font-style-complex="italic"/>
    </style:style>
    <style:style style:name="P15" style:family="paragraph" style:parent-style-name="Standard">
      <style:text-properties style:font-name="FreeSans" fo:font-size="14pt" fo:font-style="italic" officeooo:rsid="0011f703" officeooo:paragraph-rsid="0011f703" style:font-size-asian="14pt" style:font-style-asian="italic" style:font-size-complex="14pt" style:font-style-complex="italic"/>
    </style:style>
    <style:style style:name="P16" style:family="paragraph" style:parent-style-name="Standard">
      <style:text-properties style:font-name="FreeSans" fo:font-size="14pt" fo:font-style="normal" officeooo:rsid="0007b28c" officeooo:paragraph-rsid="0007b28c" style:font-size-asian="14pt" style:font-style-asian="normal" style:font-size-complex="14pt" style:font-style-complex="normal"/>
    </style:style>
    <style:style style:name="P17" style:family="paragraph" style:parent-style-name="Standard" style:list-style-name="L1">
      <style:text-properties style:font-name="FreeSans" fo:font-size="14pt" fo:font-style="normal" officeooo:rsid="0007b28c" officeooo:paragraph-rsid="0007b28c" style:font-size-asian="14pt" style:font-style-asian="normal" style:font-size-complex="14pt" style:font-style-complex="normal"/>
    </style:style>
    <style:style style:name="P18" style:family="paragraph" style:parent-style-name="Standard" style:list-style-name="L1">
      <style:text-properties style:font-name="FreeSans" fo:font-size="14pt" fo:font-style="normal" officeooo:rsid="0007b28c" officeooo:paragraph-rsid="000ec32f" style:font-size-asian="14pt" style:font-style-asian="normal" style:font-size-complex="14pt" style:font-style-complex="normal"/>
    </style:style>
    <style:style style:name="P19" style:family="paragraph" style:parent-style-name="Standard" style:list-style-name="L1">
      <style:text-properties style:font-name="FreeSans" fo:font-size="14pt" fo:font-style="normal" officeooo:rsid="001516ac" officeooo:paragraph-rsid="001516ac" style:font-size-asian="14pt" style:font-style-asian="normal" style:font-size-complex="14pt" style:font-style-complex="normal"/>
    </style:style>
    <style:style style:name="P20" style:family="paragraph" style:parent-style-name="Standard" style:list-style-name="L1" style:master-page-name="">
      <loext:graphic-properties draw:fill="none"/>
      <style:paragraph-properties fo:margin-left="0.499cm" fo:margin-right="0cm" fo:text-indent="-0.6cm" style:auto-text-indent="false" style:page-number="auto" fo:background-color="transparent"/>
      <style:text-properties style:font-name="FreeSans" fo:font-size="14pt" fo:font-style="normal" officeooo:rsid="0007b28c" officeooo:paragraph-rsid="000ec32f" style:font-size-asian="14pt" style:font-style-asian="normal" style:font-size-complex="14pt" style:font-style-complex="normal"/>
    </style:style>
    <style:style style:name="T1" style:family="text">
      <style:text-properties officeooo:rsid="00099d06"/>
    </style:style>
    <style:style style:name="T2" style:family="text">
      <style:text-properties officeooo:rsid="000ec32f"/>
    </style:style>
    <style:style style:name="T3" style:family="text">
      <style:text-properties style:text-position="super 58%" officeooo:rsid="000ec32f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13e6d2" style:font-style-asian="italic" style:font-style-complex="italic"/>
    </style:style>
    <style:style style:name="T6" style:family="text">
      <style:text-properties fo:font-style="italic" officeooo:rsid="001516a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style:font-name="FreeSans" fo:font-size="14pt" officeooo:rsid="0007b28c" style:font-size-asian="14pt" style:font-size-complex="14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/>
      <text:list xml:id="list3135858522" text:style-name="L1">
        <text:list-item>
          <text:p text:style-name="P8">Purchase the components required for the IME, details can be found in the Spreadsheet: <text:span text:style-name="T4">Image Management Engine Configuration.xlsx</text:span></text:p>
        </text:list-item>
      </text:list>
      <text:p text:style-name="P14"/>
      <text:list xml:id="list144623140370393" text:continue-numbering="true" text:style-name="L1">
        <text:list-item>
          <text:p text:style-name="P9"><text:span text:style-name="T7">Format the 64GB USB Thumb Drive to the FAT32 format and rename the drive to be </text:span><text:span text:style-name="T4">“S</text:span><text:span text:style-name="T6">parrowatch</text:span><text:span text:style-name="T4">”</text:span></text:p>
          <text:list>
            <text:list-item>
              <text:p text:style-name="P19">must be the name above or the program will fail!</text:p>
            </text:list-item>
          </text:list>
        </text:list-item>
      </text:list>
      <text:p text:style-name="P15"/>
      <text:list xml:id="list144624360632297" text:continue-numbering="true" text:style-name="L1">
        <text:list-item>
          <text:p text:style-name="P10"><text:span text:style-name="T7">Run the </text:span><text:span text:style-name="T4">“CLC.sh” </text:span><text:span text:style-name="T7">program to remove unnecessary programs from the OS</text:span></text:p>
          <text:list>
            <text:list-item>
              <text:list>
                <text:list-item>
                  <text:p text:style-name="P11"><text:span text:style-name="T7">Terminal command -&gt;</text:span><text:span text:style-name="T4"> sudo </text:span><text:span text:style-name="T5">CLC.sh</text:span><text:span text:style-name="T4"> </text:span></text:p>
                </text:list-item>
              </text:list>
            </text:list-item>
          </text:list>
        </text:list-item>
      </text:list>
      <text:p text:style-name="P14"/>
      <text:list xml:id="list144624473082689" text:continue-numbering="true" text:style-name="L1">
        <text:list-item>
          <text:p text:style-name="P12">Write Image Management Engine Master Image to a 32GB microSD card </text:p>
        </text:list-item>
      </text:list>
      <text:p text:style-name="P5"/>
      <text:list xml:id="list144624215380704" text:continue-numbering="true" text:style-name="L1">
        <text:list-item>
          <text:p text:style-name="P7"><text:span text:style-name="T8">Setup </text:span><text:a xlink:type="simple" xlink:href="http://www.piface.org.uk/products/piface_clock/" text:style-name="Internet_20_link" text:visited-style-name="Visited_20_Internet_20_Link"><text:span text:style-name="T8">PiFace Real Time Clock (RTC)</text:span></text:a><text:span text:style-name="T8"> units (see link for more details).</text:span></text:p>
          <text:list>
            <text:list-item>
              <text:p text:style-name="P12">. Check Hardware and Batteries are installed</text:p>
            </text:list-item>
            <text:list-item>
              <text:p text:style-name="P12">. Modify the Configuration File for the given application</text:p>
            </text:list-item>
            <text:list-item>
              <text:p text:style-name="P12">. Set Time on the RTC Module and test the time is maintained.</text:p>
              <text:list>
                <text:list-item>
                  <text:p text:style-name="P13">Terminal command -&gt;<text:span text:style-name="T4"> sudo hwclock -r </text:span><text:s/></text:p>
                  <text:list>
                    <text:list-item>
                      <text:list>
                        <text:list-item>
                          <text:p text:style-name="P13"># Allows the reading of the RTC’s time</text:p>
                        </text:list-item>
                      </text:list>
                    </text:list-item>
                  </text:list>
                </text:list-item>
                <text:list-item>
                  <text:p text:style-name="P13">Terminal command -&gt; <text:span text:style-name="T4">sudo hwclock -w</text:span> </text:p>
                  <text:list>
                    <text:list-item>
                      <text:list>
                        <text:list-item>
                          <text:p text:style-name="P13"># Allows user to set the RTC’s time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6"/>
      <text:list xml:id="list144623192763892" text:continue-numbering="true" text:style-name="L1">
        <text:list-item>
          <text:p text:style-name="P12">Turn off Wi-Fi and Delete all associated Passwords for wireless connections</text:p>
        </text:list-item>
      </text:list>
      <text:p text:style-name="P6"/>
      <text:list xml:id="list144623212572846" text:continue-numbering="true" text:style-name="L1">
        <text:list-item>
          <text:p text:style-name="P12">Create the folder “<text:span text:style-name="T4">home/pi/SparroWatch/</text:span><text:span text:style-name="T7">”</text:span></text:p>
        </text:list-item>
      </text:list>
      <text:p text:style-name="P16"/>
      <text:list xml:id="list144625195293794" text:continue-numbering="true" text:style-name="L1">
        <text:list-item>
          <text:p text:style-name="P17">Transfer across the required software package, in .pyc format only</text:p>
        </text:list-item>
      </text:list>
      <text:p text:style-name="P16"/>
      <text:list xml:id="list144623856877071" text:continue-numbering="true" text:style-name="L1">
        <text:list-item>
          <text:p text:style-name="P13"><text:span text:style-name="T7">Modify “</text:span><text:span text:style-name="T4">/home/pi/.config/autostart</text:span><text:span text:style-name="T7">” to correct configurations </text:span></text:p>
          <text:p text:style-name="P13"><text:span text:style-name="T7"/></text:p>
        </text:list-item>
        <text:list-item>
          <text:p text:style-name="P13"><text:span text:style-name="T7">Empty the Trash folder on the desktop</text:span></text:p>
          <text:p text:style-name="P18"/>
          <text:p text:style-name="P20">Test the unit in full configuration with all nessecary hardware attached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Ubuntu Condensed" fo:font-size="18pt" fo:font-weight="bold" officeooo:rsid="0007b28c" officeooo:paragraph-rsid="0007b28c" style:font-size-asian="18pt" style:font-weight-asian="bold" style:font-size-complex="18pt" style:font-weight-complex="bold"/>
    </style:style>
    <style:style style:name="MP2" style:family="paragraph" style:parent-style-name="Header">
      <style:text-properties officeooo:rsid="0007b28c" officeooo:paragraph-rsid="0007b28c"/>
    </style:style>
    <style:style style:name="MP3" style:family="paragraph" style:parent-style-name="Footer">
      <style:paragraph-properties fo:text-align="center" style:justify-single-word="false"/>
      <style:text-properties officeooo:rsid="000b8abe" officeooo:paragraph-rsid="000b8abe"/>
    </style:style>
    <style:style style:name="MT1" style:family="text">
      <style:text-properties officeooo:rsid="00099d06"/>
    </style:style>
    <style:style style:name="MT2" style:family="text">
      <style:text-properties officeooo:rsid="000ec32f"/>
    </style:style>
    <style:style style:name="MT3" style:family="text">
      <style:text-properties style:text-position="super 58%" officeooo:rsid="000ec32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Setting Up an I<text:span text:style-name="MT1">mage </text:span>M<text:span text:style-name="MT1">anagement </text:span>E<text:span text:style-name="MT1">ngine</text:span></text:p>
        <text:p text:style-name="MP2"/>
      </style:header>
      <style:footer>
        <text:p text:style-name="MP3">Written by Paul Banahan <text:span text:style-name="MT2">on Monday the 11</text:span><text:span text:style-name="MT3">th</text:span><text:span text:style-name="MT2"> of February 2019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1T11:12:19.345855578</meta:creation-date>
    <dc:date>2019-03-27T14:46:21.854847469</dc:date>
    <meta:editing-duration>PT4H27S</meta:editing-duration>
    <meta:editing-cycles>9</meta:editing-cycles>
    <meta:generator>LibreOffice/6.0.7.3$Linux_X86_64 LibreOffice_project/00m0$Build-3</meta:generator>
    <meta:document-statistic meta:table-count="0" meta:image-count="0" meta:object-count="0" meta:page-count="1" meta:paragraph-count="22" meta:word-count="225" meta:character-count="1303" meta:non-whitespace-character-count="1113"/>
  </office:meta>
</office:document-meta>
</file>